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BMPlexMono" svg:font-family="IBMPlexMono, Monaco, 'Courier New'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8.1cm"/>
    </style:style>
    <style:style style:name="Table1.B" style:family="table-column">
      <style:table-column-properties style:column-width="2.9cm"/>
    </style:style>
    <style:style style:name="Table1.C" style:family="table-column">
      <style:table-column-properties style:column-width="6.8cm"/>
    </style:style>
    <style:style style:name="Table1.D" style:family="table-column">
      <style:table-column-properties style:column-width="3.2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none" fo:border-bottom="0.5pt solid #000000"/>
    </style:style>
    <style:style style:name="Table2" style:family="table">
      <style:table-properties style:width="21.001cm" fo:margin-left="-1.7cm" table:align="left"/>
    </style:style>
    <style:style style:name="Table2.A" style:family="table-column">
      <style:table-column-properties style:column-width="7.567cm"/>
    </style:style>
    <style:style style:name="Table2.B" style:family="table-column">
      <style:table-column-properties style:column-width="5.86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2754fd" officeooo:paragraph-rsid="0024b68d"/>
    </style:style>
    <style:style style:name="P2" style:family="paragraph" style:parent-style-name="Standard">
      <style:text-properties officeooo:rsid="002754fd" officeooo:paragraph-rsid="0003958d"/>
    </style:style>
    <style:style style:name="P3" style:family="paragraph" style:parent-style-name="Standard">
      <style:paragraph-properties fo:text-align="center" style:justify-single-word="false"/>
      <style:text-properties style:font-name="Arial" fo:font-size="6.5pt" officeooo:rsid="002754fd" officeooo:paragraph-rsid="0024b68d" style:font-size-asian="6.5pt" style:font-size-complex="6.5pt"/>
    </style:style>
    <style:style style:name="P4" style:family="paragraph" style:parent-style-name="Standard">
      <style:paragraph-properties fo:text-align="end" style:justify-single-word="false"/>
      <style:text-properties fo:font-size="8.5pt" officeooo:rsid="000d745e" officeooo:paragraph-rsid="0024f985" style:font-size-asian="8.5pt" style:font-size-complex="8.5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07c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.5pt" officeooo:rsid="002caf84" officeooo:paragraph-rsid="002e7ebe" style:font-size-asian="6.5pt" style:font-size-complex="6.5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.5pt" officeooo:rsid="002caf84" officeooo:paragraph-rsid="0031997b" style:font-size-asian="6.5pt" style:font-size-complex="6.5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.5pt" fo:font-weight="normal" officeooo:rsid="00272089" officeooo:paragraph-rsid="0031997b" style:font-size-asian="6.5pt" style:font-weight-asian="normal" style:font-size-complex="6.5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.5pt" fo:font-weight="normal" officeooo:rsid="00272089" officeooo:paragraph-rsid="002fed4d" style:font-size-asian="6.5pt" style:font-weight-asian="normal" style:font-size-complex="6.5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6.5pt" fo:font-weight="normal" officeooo:rsid="00272089" officeooo:paragraph-rsid="004a65d4" style:font-size-asian="6.5pt" style:font-weight-asian="normal" style:font-size-complex="6.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7pt" fo:font-weight="bold" officeooo:rsid="0029dfc7" officeooo:paragraph-rsid="0029dfc7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7pt" fo:font-weight="bold" officeooo:rsid="00290ffd" officeooo:paragraph-rsid="00290ffd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7pt" fo:font-weight="bold" officeooo:rsid="002caf84" officeooo:paragraph-rsid="002caf84" style:font-size-asian="7pt" style:font-weight-asian="bold" style:font-size-complex="7pt" style:font-weight-complex="bold"/>
    </style:style>
    <style:style style:name="P16" style:family="paragraph" style:parent-style-name="Text_20_body">
      <style:paragraph-properties fo:text-align="center" style:justify-single-word="false"/>
      <style:text-properties officeooo:rsid="000d745e" officeooo:paragraph-rsid="000d745e"/>
    </style:style>
    <style:style style:name="T1" style:family="text">
      <style:text-properties style:use-window-font-color="true" loext:opacity="0%" style:font-name="AppleSystemUIFont" fo:font-size="13pt" style:font-size-asian="13pt"/>
    </style:style>
    <style:style style:name="T2" style:family="text">
      <style:text-properties style:use-window-font-color="true" loext:opacity="0%" style:font-name="Arial" officeooo:rsid="003e480c"/>
    </style:style>
    <style:style style:name="T3" style:family="text">
      <style:text-properties style:use-window-font-color="true" loext:opacity="0%" style:font-name="Arial" fo:font-weight="bold"/>
    </style:style>
    <style:style style:name="T4" style:family="text">
      <style:text-properties style:font-name="Arial" fo:font-size="6.5pt" style:font-size-asian="6.5pt" style:font-size-complex="6.5pt"/>
    </style:style>
    <style:style style:name="T5" style:family="text">
      <style:text-properties style:font-name="Arial" fo:font-size="6.5pt" officeooo:rsid="003e480c" style:font-size-asian="6.5pt" style:font-size-complex="6.5pt"/>
    </style:style>
    <style:style style:name="T6" style:family="text">
      <style:text-properties officeooo:rsid="002caf84"/>
    </style:style>
    <style:style style:name="T7" style:family="text">
      <style:text-properties officeooo:rsid="002e7ebe"/>
    </style:style>
    <style:style style:name="T8" style:family="text">
      <style:text-properties officeooo:rsid="0031997b"/>
    </style:style>
    <style:style style:name="T9" style:family="text">
      <style:text-properties officeooo:rsid="003319d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caf84" style:font-weight-asian="bold" style:font-weight-complex="bold"/>
    </style:style>
    <style:style style:name="T12" style:family="text">
      <style:text-properties officeooo:rsid="004559f4"/>
    </style:style>
    <style:style style:name="T13" style:family="text">
      <style:text-properties officeooo:rsid="004a65d4"/>
    </style:style>
    <style:style style:name="T14" style:family="text">
      <style:text-properties fo:color="#000000" loext:opacity="100%" style:font-name="Menlo-Regular"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1"><text:span text:style-name="T3">Resumen de Aportaciones por Proyecto</text:span></text:p>
      <text:p text:style-name="P4" loext:marker-style-name="T1"><text:span text:style-name="T2">{d.fechaImpresion}</text:span></text:p>
      <text:p text:style-name="P4" loext:marker-style-name="T1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Nombre del Proyeco</text:p>
          </table:table-cell>
          <table:table-cell table:style-name="Table1.A1" office:value-type="string">
            <text:p text:style-name="P13">Fecha del Proyecto</text:p>
          </table:table-cell>
          <table:table-cell table:style-name="Table1.A1" office:value-type="string">
            <text:p text:style-name="P13">Observaciones</text:p>
          </table:table-cell>
          <table:table-cell table:style-name="Table1.A1" office:value-type="string">
            <text:p text:style-name="P13">Categoría Proyecto</text:p>
          </table:table-cell>
        </table:table-row>
        <table:table-row>
          <table:table-cell table:style-name="Table1.A1" office:value-type="string">
            <text:p text:style-name="P15">{d.<text:span text:style-name="T7">aportador</text:span>[i].<text:span text:style-name="T7">proyecto[i].nombreProyecto</text:span>}</text:p>
          </table:table-cell>
          <table:table-cell table:style-name="Table1.A1" office:value-type="string">
            <text:p text:style-name="P8">{d.<text:span text:style-name="T7">aportador</text:span>[i].<text:span text:style-name="T7">proyecto[i].fechaProyecto</text:span>}</text:p>
          </table:table-cell>
          <table:table-cell table:style-name="Table1.A1" office:value-type="string">
            <text:p text:style-name="P8">{d.<text:span text:style-name="T7">aportador</text:span>[i].<text:span text:style-name="T7">proyecto[i].observacion</text:span>}</text:p>
          </table:table-cell>
          <table:table-cell table:style-name="Table1.A1" office:value-type="string">
            <text:p text:style-name="P8">{d.<text:span text:style-name="T7">aportador</text:span>[i].<text:span text:style-name="T7">proyecto[i].nombreCategoriaProyecto</text:span>}</text:p>
          </table:table-cell>
        </table:table-row>
        <table:table-row>
          <table:table-cell table:style-name="Table1.A1" table:number-columns-spanned="4" office:value-type="string">
            <text:p text:style-name="P11">Aportador<text:span text:style-name="T12">es</text:span>: <text:span text:style-name="T6">{d.</text:span><text:span text:style-name="T7">aportador</text:span><text:span text:style-name="T6">[i]</text:span><text:span text:style-name="T7">.aportadores</text:span><text:span text:style-name="T6">}</text:span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4" office:value-type="string">
            <text:p text:style-name="P12"><text:span text:style-name="T13">Tipo de Participantes</text:span>: <text:span text:style-name="T6">{d.</text:span><text:span text:style-name="T7">aportador</text:span><text:span text:style-name="T6">[i]</text:span><text:span text:style-name="T7">.tipoParticipante</text:span><text:span text:style-name="T6">}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5">{d.<text:span text:style-name="T7">aportador</text:span>[i<text:span text:style-name="T8">+1</text:span>].<text:span text:style-name="T7">proyecto[i</text:span><text:span text:style-name="T8">+1</text:span><text:span text:style-name="T7">].nombreProyecto</text:span>}</text:p>
          </table:table-cell>
          <table:table-cell table:style-name="Table1.A1" office:value-type="string">
            <text:p text:style-name="P9">{d.<text:span text:style-name="T7">aportador</text:span>[<text:span text:style-name="T7">i</text:span><text:span text:style-name="T8">+1</text:span>].<text:span text:style-name="T7">proyecto[i</text:span><text:span text:style-name="T8">+1</text:span><text:span text:style-name="T7">].fechaProyecto</text:span>}</text:p>
          </table:table-cell>
          <table:table-cell table:style-name="Table1.A1" office:value-type="string">
            <text:p text:style-name="P9">{d.<text:span text:style-name="T7">aportador</text:span>[<text:span text:style-name="T7">i</text:span><text:span text:style-name="T8">+1</text:span>].<text:span text:style-name="T7">proyecto[i</text:span><text:span text:style-name="T8">+1</text:span><text:span text:style-name="T7">].observacion</text:span>}</text:p>
          </table:table-cell>
          <table:table-cell table:style-name="Table1.A1" office:value-type="string">
            <text:p text:style-name="P9">{d.<text:span text:style-name="T7">aportador</text:span>[<text:span text:style-name="T7">i</text:span><text:span text:style-name="T8">+1</text:span>].<text:span text:style-name="T7">proyecto[i</text:span><text:span text:style-name="T8">+1</text:span><text:span text:style-name="T7">].nombreCategoriaProyecto</text:span>}</text:p>
          </table:table-cell>
        </table:table-row>
        <table:table-row>
          <table:table-cell table:style-name="Table1.A1" office:value-type="string">
            <text:p text:style-name="P10"><text:span text:style-name="T6">{d.</text:span><text:span text:style-name="T7">aportador</text:span><text:span text:style-name="T6">[i</text:span><text:span text:style-name="T9">+1</text:span><text:span text:style-name="T6">]</text:span><text:span text:style-name="T7">.aportadores</text:span><text:span text:style-name="T6">}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<text:span text:style-name="T6">{d.</text:span><text:span text:style-name="T7">aportador</text:span><text:span text:style-name="T6">[i</text:span><text:span text:style-name="T13">+1</text:span><text:span text:style-name="T6">]</text:span><text:span text:style-name="T7">.tipoParticipante</text:span><text:span text:style-name="T6">}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</table:table-row>
      </table:table>
      <text:p text:style-name="P2"><text:span text:style-name="T5"/></text:p>
      <text:p text:style-name="P2"><text:span text:style-name="T5"/>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"><text:span text:style-name="T5">Nombre:</text:span><text:span text:style-name="T4">________________________<text:tab/></text:span></text:p>
          </table:table-cell>
          <table:table-cell table:style-name="Table2.A1" office:value-type="string">
            <text:p text:style-name="P3">Firma:________________________<text:tab/></text:p>
          </table:table-cell>
          <table:table-cell table:style-name="Table2.A1" office:value-type="string">
            <text:p text:style-name="P3"><text:s/>Sello</text:p>
          </table:table-cell>
        </table:table-row>
      </table:table>
      <text:p text:style-name="P1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BMPlexMono" svg:font-family="IBMPlexMono, Monaco, 'Courier New'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2-10T23:01:41.048678829</dc:date>
    <meta:editing-duration>PT3H21M43S</meta:editing-duration>
    <meta:editing-cycles>71</meta:editing-cycles>
    <meta:document-statistic meta:table-count="2" meta:image-count="0" meta:object-count="0" meta:page-count="1" meta:paragraph-count="21" meta:word-count="34" meta:character-count="722" meta:non-whitespace-character-count="706"/>
  </office:meta>
</office:document-meta>
</file>